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s.msgPropertyAliasReturnedNullSet( String alias , String var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PropertyAliasReturnedNonElement( String alias , String var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UnableToCompileXPath( String expr , int lineNo , String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ExpLangRegistrationError( String expressionLanguageUri , Map &lt; String , String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UnknownEPR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MessageExchangeFailureOnProcessComple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LocationMustBeString( String pathString , int lineNo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PropertyAliasReturnedRValue( String alias , String var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